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fdcf"/>
    </style:style>
    <style:style style:name="P2" style:family="paragraph" style:parent-style-name="Standard">
      <style:text-properties officeooo:rsid="001cfdcf" officeooo:paragraph-rsid="001cfdcf"/>
    </style:style>
    <style:style style:name="P3" style:family="paragraph" style:parent-style-name="Standard">
      <style:text-properties officeooo:rsid="00205628" officeooo:paragraph-rsid="00205628"/>
    </style:style>
    <style:style style:name="T1" style:family="text">
      <style:text-properties officeooo:rsid="001cfdcf"/>
    </style:style>
    <style:style style:name="T2" style:family="text">
      <style:text-properties officeooo:rsid="00216e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git</text:span>09:11 &lt;tux9th&gt; hi </text:p>
      <text:p text:style-name="P2">09:11 &lt;cinderweb&gt; Hi there </text:p>
      <text:p text:style-name="P2">09:11 &lt;tux9th&gt; do you by anychance understand german :D? </text:p>
      <text:p text:style-name="P2">09:12 &lt;cinderweb&gt; This is actually a fresh fork that i just downloaded last night </text:p>
      <text:p text:style-name="P2">09:12 &lt;cinderweb&gt; unfotunately no </text:p>
      <text:p text:style-name="P2">09:12 &lt;tux9th&gt; okay np </text:p>
      <text:p text:style-name="P2">09:12 &lt;tux9th&gt; do you know what a repository is? </text:p>
      <text:p text:style-name="P2">09:13 &lt;tux9th&gt; (I'll ask you basics to understand on what level I'll explain to you, if you don't want that I can explain git from the basics) </text:p>
      <text:p text:style-name="P2">09:14 &lt;cinderweb&gt; it's where you keep your fork isn't it </text:p>
      <text:p text:style-name="P2">09:14 &lt;cinderweb&gt; explain from the basics </text:p>
      <text:p text:style-name="P2">09:14 &lt;tux9th&gt; okay </text:p>
      <text:p text:style-name="P2">09:14 &lt;tux9th&gt; So git is a version control software. </text:p>
      <text:p text:style-name="P2">09:15 &lt;tux9th&gt; there are a few terms you have to understand to work with it </text:p>
      <text:p text:style-name="P2">09:15 &lt;tux9th&gt; a repository is just a collective of files. all those files combined are the repository </text:p>
      <text:p text:style-name="P2">09:15 &lt;tux9th&gt; git checks and documents every change which is made to files in the repository </text:p>
      <text:p text:style-name="P2">09:15 &lt;tux9th&gt; so far with me? </text:p>
      <text:p text:style-name="P2">09:16 &lt;cinderweb&gt; yep </text:p>
      <text:p text:style-name="P2">09:17 &lt;tux9th&gt; this documentation is in one repository a line. it is one commit after another </text:p>
      <text:p text:style-name="P2">09:18 &lt;tux9th&gt; now if you fork a repository (like you did on github) you take on repository with its whole history and then split the history. </text:p>
      <text:p text:style-name="P2">09:18 &lt;tux9th&gt; this allowes developers to work on their own projects without always updating the main repository </text:p>
      <text:p text:style-name="P2">09:18 &lt;tux9th&gt; so everyone has his/her own repository which is based off of the main repo in our case (TMW repository) </text:p>
      <text:p text:style-name="P2">09:19 &lt;tux9th&gt; the part where you forked your repository was done online on a server. a repository that is online and not on your maschine is called remote repository </text:p>
      <text:p text:style-name="P2">09:19 &lt;tux9th&gt; the one you have on your PC is called local repository </text:p>
      <text:p text:style-name="P2">09:20 &lt;tux9th&gt; (if you don't understand something just tell me) </text:p>
      <text:p text:style-name="P2">09:20 &lt;cinderweb&gt; I will </text:p>
      <text:p text:style-name="P2">09:20 &lt;tux9th&gt; the local repository points to the remote repository. </text:p>
      <text:p text:style-name="P2">09:20 &lt;tux9th&gt; which means the remote repo origin is where you automatically push stuff to </text:p>
      <text:p text:style-name="P2">09:21 &lt;tux9th&gt; and where you pull stuff off of </text:p>
      <text:p text:style-name="P2">09:21 &lt;tux9th&gt; now if you want to make alterations to files the process is the following </text:p>
      <text:p text:style-name="P2">09:21 &lt;tux9th&gt; you change the desired file on your local mashine. </text:p>
      <text:p text:style-name="P2">09:22 &lt;tux9th&gt; e.g. you open xyz.txt in notepad++ add a new line which says blablabla </text:p>
      <text:p text:style-name="P2">09:22 &lt;tux9th&gt; then you save in notepad </text:p>
      <text:p text:style-name="P2">09:22 &lt;tux9th&gt; git then realizes that the file xyz.txt has been changed </text:p>
      <text:p text:style-name="P2">09:23 &lt;tux9th&gt; git does a line by line diff. this means it checks which line has changed and what has been changed. </text:p>
      <text:p text:style-name="P2">09:24 &lt;tux9th&gt; if you add to the file xyz.txt in line 80 blablabla git will write that line 80 now says blablabla </text:p>
      <text:p text:style-name="P2">09:24 &lt;tux9th&gt; once you changed something. and then execute the command "git status" git will tell you what was changed in the repository since the last "save" (commit) </text:p>
      <text:p text:style-name="P2">09:25 &lt;tux9th&gt; in our case it will say give us "modified : xyz.txt" which means the file was there before and was just edited </text:p>
      <text:p text:style-name="P2">09:26 &lt;tux9th&gt; if you now say "I'm finished editing with stuff and xyz.txt. was the onlything I needed to change" you want to save the change and make it accessable for others </text:p>
      <text:p text:style-name="P1"><text:span text:style-name="T1">09:26 &lt;tux9th&gt; that's when you say now I'll add the desired change to a commit and then give a short </text:span><text:soft-page-break/><text:span text:style-name="T1">note on what I did </text:span></text:p>
      <text:p text:style-name="P2">09:26 &lt;tux9th&gt; so you do "git add xyz.txt" this marks the file ready for release </text:p>
      <text:p text:style-name="P2">09:27 &lt;tux9th&gt; then you do "git commit -m "I edited xyz now it says blablabla"" </text:p>
      <text:p text:style-name="P2">09:27 &lt;tux9th&gt; -m means Message, this is just a addition so that git knows exactly what to do. </text:p>
      <text:p text:style-name="P2">09:27 &lt;tux9th&gt; so now you commited your first change </text:p>
      <text:p text:style-name="P2">09:27 &lt;cinderweb&gt; okay </text:p>
      <text:p text:style-name="P2">09:28 &lt;tux9th&gt; then you realize "Fuck I didn't want to release xyz just alone but I forgot to add the zyl.txt file as well" </text:p>
      <text:p text:style-name="P2">09:28 &lt;tux9th&gt; and you want to have both of them in the same commit </text:p>
      <text:p text:style-name="P2">09:28 &lt;tux9th&gt; then you'll execute the command "git reset HEAD" </text:p>
      <text:p text:style-name="P2">09:28 &lt;tux9th&gt; then you'll execute the command "git reset HEAD~1" </text:p>
      <text:p text:style-name="P2">09:29 &lt;tux9th&gt; HEAD is always the top of the repositories history. ~1 is something like The top minus one commit </text:p>
      <text:p text:style-name="P2">09:29 &lt;tux9th&gt; so HEAD~1 is the last commit </text:p>
      <text:p text:style-name="P2">09:29 &lt;tux9th&gt; this will then delete the commit and unstage the change you made </text:p>
      <text:p text:style-name="P2">09:30 &lt;tux9th&gt; this will not delete the change but just unstage it </text:p>
      <text:p text:style-name="P2">09:30 &lt;tux9th&gt; unstage menas you have to readd it to the commit with "git add &lt;file&gt;" </text:p>
      <text:p text:style-name="P2">09:30 &lt;tux9th&gt; so you also edited another file and now want to commit both of them together </text:p>
      <text:p text:style-name="P2">09:30 &lt;tux9th&gt; you do git add &lt;file1&gt; &lt;file2&gt; </text:p>
      <text:p text:style-name="P2">09:31 &lt;tux9th&gt; and after that you do git commit -m "Edited &lt;file1&gt; &lt;file2&gt; did &lt;description&gt;" </text:p>
      <text:p text:style-name="P2">09:31 &lt;tux9th&gt; now you have the change commited on your local repository </text:p>
      <text:p text:style-name="P2">09:31 &lt;tux9th&gt; you want to show others what you did and want their opinion. that's when you do a git push </text:p>
      <text:p text:style-name="P2">09:31 &lt;tux9th&gt; this then pushes your commits to the remote repository </text:p>
      <text:p text:style-name="P2">09:32 &lt;tux9th&gt; if you realize after pushing to the remote repository that you made a mistake and wanted to commit only one file and then the other </text:p>
      <text:p text:style-name="P2">09:33 &lt;tux9th&gt; you once again do git reset HEAD~1 and then do git add &lt;file1&gt; git commit -m "&lt;message1&gt;" and then the same thing for the other file as wel </text:p>
      <text:p text:style-name="P2">09:33 &lt;tux9th&gt; if you then do "git push" git will tell you that the push you want to execute is not fast forward. </text:p>
      <text:p text:style-name="P2">09:33 &lt;tux9th&gt; it says "with this push you are going to lose history" </text:p>
      <text:p text:style-name="P2">09:34 &lt;tux9th&gt; if you see something like that always act with caution because you can actually lose stuff if you push anyway </text:p>
      <text:p text:style-name="P2">09:34 &lt;tux9th&gt; in our case we are well aware that this push overwrites an older commit so we do "git push -f" -f stands for forced. </text:p>
      <text:p text:style-name="P2">09:35 &lt;tux9th&gt; do you think you understood? </text:p>
      <text:p text:style-name="P2">09:37 &lt;cinderweb&gt; yep </text:p>
      <text:p text:style-name="P2">09:37 &lt;tux9th&gt; great </text:p>
      <text:p text:style-name="P2">09:38 &lt;tux9th&gt; I think for now that's all you need to resolve your current issue </text:p>
      <text:p text:style-name="P2">09:38 &lt;tux9th&gt; before opening the next pullrequest send me the link of the commit and I'll check </text:p>
      <text:p text:style-name="P2">09:38 &lt;tux9th&gt; you can also post it in #tmw-dev but always be aware to highlite someone to check it </text:p>
      <text:p text:style-name="P2">09:39 &lt;cinderweb&gt; okay i am downloading a fresh fork from master </text:p>
      <text:p text:style-name="P2">09:40 &lt;tux9th&gt; ah one thing I forgot </text:p>
      <text:p text:style-name="P2">09:40 &lt;tux9th&gt; let's say someone makes a change which is pushed to the main repository </text:p>
      <text:p text:style-name="P2">09:40 &lt;tux9th&gt; you don't have that commit in your local repo automatically </text:p>
      <text:p text:style-name="P2">09:40 &lt;tux9th&gt; you have to get it first </text:p>
      <text:p text:style-name="P2">09:41 &lt;tux9th&gt; if you want to do that you have to go into your local repository </text:p>
      <text:p text:style-name="P2">09:41 &lt;cinderweb&gt; okay </text:p>
      <text:p text:style-name="P1"><text:span text:style-name="T1">09:41 &lt;tux9th&gt; and then type: git remote add upstream </text:span><text:soft-page-break/><text:span text:style-name="T1">https://github.com/themanaworld/tmwa-server-data.git </text:span></text:p>
      <text:p text:style-name="P2">09:41 &lt;tux9th&gt; this will add another remote repository to the list of possible repositories </text:p>
      <text:p text:style-name="P2">09:42 &lt;tux9th&gt; after you've done that you have to get the data from the remote repository by typing "git fetch upstream" </text:p>
      <text:p text:style-name="P2">09:43 &lt;tux9th&gt; after that you have 3 options how to proceede depending on how your local repository is </text:p>
      <text:p text:style-name="P2">09:43 &lt;tux9th&gt; if it has no changes and is the same as the upstream repository you can reset everything to be the same as the upstream repository </text:p>
      <text:p text:style-name="P2">09:43 &lt;tux9th&gt; you do that with: git reset --hard mainline/master </text:p>
      <text:p text:style-name="P2">09:44 &lt;tux9th&gt; upstream/master </text:p>
      <text:p text:style-name="P2">09:44 &lt;tux9th&gt; not mainline </text:p>
      <text:p text:style-name="P2">09:44 &lt;tux9th&gt; if you have changes on your local repository and want to keep those changes you can either use "git merge upstream/master" </text:p>
      <text:p text:style-name="P2">09:44 &lt;tux9th&gt; or you can use "git rebase upstream/master" </text:p>
      <text:p text:style-name="P2">09:45 &lt;tux9th&gt; If you changed something and don't want to keep it "git reset --hard upstream/master" is also a great way of keeping you from redownloading all </text:p>
      <text:p text:style-name="P2">09:46 &lt;cinderweb&gt; okay </text:p>
      <text:p text:style-name="P2"/>
      <text:p text:style-name="P3">git clone https://github.com/cinderweb/tmwa-server-data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9T09:32:54</meta:creation-date>
    <dc:date>2013-09-05T17:11:04</dc:date>
    <meta:editing-duration>PT16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3" meta:paragraph-count="91" meta:word-count="1266" meta:character-count="7282" meta:non-whitespace-character-count="6019"/>
  </office:meta>
</office:document-meta>
</file>